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IdentityAutoIncrementModule.include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sqlIdentityAutoIncrementModule.getPostValue( Configuration tableConf , Configuration columnConf , Configuration modeConf , Connection conn , Statement stmt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sqlIdentityAutoIncrementModule.include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sqlIdentityAutoIncrementModule.getPreValue( Configuration tableConf , Configuration columnConf , Configuration modeConf , Connection conn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IdentityAutoIncrementModule.getSubquery( Configuration tableConf , Configuration columnConf , Configuration mod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